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36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44"/>
    <style:style style:name="ce4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3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/>Visão geral e estrutura de arquivos 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4" table:formula="of:=SUM([.E$1:.E$1048576])" office:value-type="time" office:time-value="PT31H15M00S" calcext:value-type="time">
            <text:p>31:15:00,00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/>Tela principal frontend e importação de assets do figma </text:p>
          </table:table-cell>
          <table:table-cell table:formula="of:=[.C3]-[.B3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7H40M00S" calcext:value-type="time">
            <text:p>07:40:00</text:p>
          </table:table-cell>
          <table:table-cell office:value-type="time" office:time-value="PT08H50M00S" calcext:value-type="time">
            <text:p>08:50:00</text:p>
          </table:table-cell>
          <table:table-cell office:value-type="string" calcext:value-type="string">
            <text:p><text:s/>Formulário da página principal 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3" calcext:value-type="date">
            <text:p>03/12/21</text:p>
          </table:table-cell>
          <table:table-cell office:value-type="time" office:time-value="PT09H40M00S" calcext:value-type="time">
            <text:p>09:40:00</text:p>
          </table:table-cell>
          <table:table-cell office:value-type="time" office:time-value="PT12H30M00S" calcext:value-type="time">
            <text:p>12:30:00</text:p>
          </table:table-cell>
          <table:table-cell office:value-type="string" calcext:value-type="string">
            <text:p><text:s/>Página da roleta </text:p>
          </table:table-cell>
          <table:table-cell table:formula="of:=[.C5]-[.B5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1-12-08" calcext:value-type="date">
            <text:p>08/12/21</text:p>
          </table:table-cell>
          <table:table-cell office:value-type="time" office:time-value="PT07H50M00S" calcext:value-type="time">
            <text:p>07:50:00</text:p>
          </table:table-cell>
          <table:table-cell office:value-type="time" office:time-value="PT09H00M00S" calcext:value-type="time">
            <text:p>09:00:00</text:p>
          </table:table-cell>
          <table:table-cell office:value-type="string" calcext:value-type="string">
            <text:p><text:s/>Animação de rotação e background a roleta </text:p>
          </table:table-cell>
          <table:table-cell table:formula="of:=[.C6]-[.B6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09H10M00S" calcext:value-type="time">
            <text:p>09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Finalizando estrutura da roleta </text:p>
          </table:table-cell>
          <table:table-cell table:formula="of:=[.C7]-[.B7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1-12-09" calcext:value-type="date">
            <text:p>09/12/21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6H35M00S" calcext:value-type="time">
            <text:p>16:35:00</text:p>
          </table:table-cell>
          <table:table-cell office:value-type="string" calcext:value-type="string">
            <text:p><text:s/>Adicionando páginas restandes do frontend </text:p>
          </table:table-cell>
          <table:table-cell table:formula="of:=[.C8]-[.B8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07H10M00S" calcext:value-type="time">
            <text:p>07:10:00</text:p>
          </table:table-cell>
          <table:table-cell office:value-type="time" office:time-value="PT10H40M00S" calcext:value-type="time">
            <text:p>10:40:00</text:p>
          </table:table-cell>
          <table:table-cell office:value-type="string" calcext:value-type="string">
            <text:p><text:s/>Banco de dados </text:p>
          </table:table-cell>
          <table:table-cell table:formula="of:=[.C9]-[.B9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1-12-10" calcext:value-type="date">
            <text:p>10/12/21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/>Roteamento admin, Tela Login, Header </text:p>
          </table:table-cell>
          <table:table-cell table:formula="of:=[.C10]-[.B10]" office:value-type="time" office:time-value="PT04H00M00S" calcext:value-type="time">
            <text:p>04:00:00</text:p>
          </table:table-cell>
          <table:table-cell table:number-columns-repeated="2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Páginas GivenPrizes, Home, e PendingPrizes, com paginação dinâmica </text:p>
          </table:table-cell>
          <table:table-cell table:formula="of:=[.C11]-[.B11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/>Página RegisteredPrizes, exceto evento de edição de prêmios </text:p>
          </table:table-cell>
          <table:table-cell table:formula="of:=[.C12]-[.B1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1-12-14" calcext:value-type="date">
            <text:p>14/12/21</text:p>
          </table:table-cell>
          <table:table-cell office:value-type="time" office:time-value="PT14H25M00S" calcext:value-type="time">
            <text:p>14:25:00</text:p>
          </table:table-cell>
          <table:table-cell office:value-type="time" office:time-value="PT16H30M00S" calcext:value-type="time">
            <text:p>16:30:00</text:p>
          </table:table-cell>
          <table:table-cell office:value-type="string" calcext:value-type="string">
            <text:p><text:s/>Modal página RegisteredPrizes </text:p>
          </table:table-cell>
          <table:table-cell table:formula="of:=[.C13]-[.B13]" office:value-type="time" office:time-value="PT02H05M00S" calcext:value-type="time">
            <text:p>02:05:00</text:p>
          </table:table-cell>
          <table:table-cell table:number-columns-repeated="2"/>
        </table:table-row>
        <table:table-row table:style-name="ro1">
          <table:table-cell office:value-type="date" office:date-value="2021-12-15" calcext:value-type="date">
            <text:p>15/12/21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5M00S" calcext:value-type="time">
            <text:p>12:35:00</text:p>
          </table:table-cell>
          <table:table-cell office:value-type="string" calcext:value-type="string">
            <text:p><text:s/>Formulário Modal </text:p>
          </table:table-cell>
          <table:table-cell table:formula="of:=[.C14]-[.B14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1-12-18" calcext:value-type="date">
            <text:p>18/12/21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/>Tela RegisteredPrizes </text:p>
          </table:table-cell>
          <table:table-cell table:formula="of:=[.C15]-[.B15]" office:value-type="time" office:time-value="PT01H50M00S" calcext:value-type="time">
            <text:p>01:50:00</text:p>
          </table:table-cell>
          <table:table-cell table:number-columns-repeated="2"/>
        </table:table-row>
        <table:table-row table:style-name="ro1">
          <table:table-cell office:value-type="date" office:date-value="2021-12-22" calcext:value-type="date">
            <text:p>22/12/21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20M00S" calcext:value-type="time">
            <text:p>04:20:00</text:p>
          </table:table-cell>
          <table:table-cell office:value-type="string" calcext:value-type="string">
            <text:p>Página Ads</text:p>
          </table:table-cell>
          <table:table-cell table:formula="of:=[.C16]-[.B16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09H05M00S" calcext:value-type="time">
            <text:p>09:05:00</text:p>
          </table:table-cell>
          <table:table-cell office:value-type="time" office:time-value="PT10H50M00S" calcext:value-type="time">
            <text:p>10:50:00</text:p>
          </table:table-cell>
          <table:table-cell office:value-type="string" calcext:value-type="string">
            <text:p>Event listeners página Ads e primeiro form página createAd</text:p>
          </table:table-cell>
          <table:table-cell table:formula="of:=[.C17]-[.B17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1-12-25" calcext:value-type="date">
            <text:p>25/12/21</text:p>
          </table:table-cell>
          <table:table-cell office:value-type="time" office:time-value="PT16H45M00S" calcext:value-type="time">
            <text:p>16:4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Trying to fetch data from IBGE API</text:p>
          </table:table-cell>
          <table:table-cell table:formula="of:=[.C18]-[.B18]" office:value-type="time" office:time-value="PT01H05M00S" calcext:value-type="time">
            <text:p>01:05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/00/0000</text:date>, <text:time style:data-style-name="N2" text:time-value="16:45:04.526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8T18:57:40.361000000</meta:creation-date>
    <dc:date>2021-12-25T19:37:59.520000000</dc:date>
    <meta:editing-duration>PT21H58M9S</meta:editing-duration>
    <meta:editing-cycles>5</meta:editing-cycles>
    <meta:generator>LibreOffice/7.2.4.1$Windows_X86_64 LibreOffice_project/27d75539669ac387bb498e35313b970b7fe9c4f9</meta:generator>
    <meta:document-statistic meta:table-count="1" meta:cell-count="91" meta:object-count="0"/>
  </office:meta>
</office:document-meta>
</file>